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-study report, associated with an analise phasis.</text:p>
      <text:p text:style-name="Standard">What would be in this report : pre-study, general specification, first schedule of tasks (around 20 pages). No UML (report 2).</text:p>
      <text:p text:style-name="Standard"/>
      <text:p text:style-name="Standard">First draft : October, 15<text:span text:style-name="T1">th</text:span></text:p>
      <text:p text:style-name="Standard">Last draft : October, 23<text:span text:style-name="T1">th</text:span></text:p>
      <text:p text:style-name="Standard"/>
      <text:p text:style-name="Standard">Summary</text:p>
      <text:p text:style-name="Standard"/>
      <text:p text:style-name="Standard">Introduction : interêt du projet sans rentrer dans les détails (danperdu)</text:p>
      <text:list xml:id="list5508319167230916820" text:style-name="L1">
        <text:list-item>
          <text:p text:style-name="P1">Présentation du sujet (bref intéret IA, jeu compliqué, objectifs) (Gabriel)</text:p>
        </text:list-item>
        <text:list-item>
          <text:p text:style-name="P1">algo MCTS (voir partie 2 ou 3) (noibe)</text:p>
        </text:list-item>
        <text:list-item>
          <text:p text:style-name="P1">Présentation du jeu (Mouvements, intérêt du choix de ce jeu) gabriel</text:p>
        </text:list-item>
        <text:list-item>
          <text:p text:style-name="P1">etat de l'art Arimaa + MCTS utiliser les resultats (benoit)</text:p>
        </text:list-item>
        <text:list-item>
          <text:p text:style-name="P1"><text:s/>+ stratégies de parallélisation root (mikai)</text:p>
        </text:list-item>
        <text:list-item>
          <text:p text:style-name="P1">Présentation des solutions envisagées PK (Open MP, C++, Grid 5000) Baptiste</text:p>
        </text:list-item>
        <text:list-item>
          <text:p text:style-name="P1">Présentation des réalisations du projet : ce qu'on veut faire (pasta) (Dane)</text:p>
        </text:list-item>
        <text:list-item>
          <text:p text:style-name="P1">Planification des tâches (MS Project) - organisation (baptiste)</text:p>
        </text:list-item>
        <text:list-item>
          <text:p text:style-name="P1">biblio (jabref références Mikaka</text:p>
        </text:list-item>
      </text:list>
      <text:p text:style-name="Standard">Conclusion : recap' <text:s/>nombre de pages sans les pages de garde(dan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9M20S</meta:editing-duration>
    <meta:editing-cycles>27</meta:editing-cycles>
    <meta:generator>OpenOffice/4.1.0$Win32 OpenOffice.org_project/410m18$Build-9764</meta:generator>
    <dc:date>2014-10-03T21:36:15.34</dc:date>
    <dc:creator>Dan </dc:creator>
    <meta:document-statistic meta:table-count="0" meta:image-count="0" meta:object-count="0" meta:page-count="1" meta:paragraph-count="16" meta:word-count="150" meta:character-count="926"/>
    <meta:user-defined meta:name="Info 1"/>
    <meta:user-defined meta:name="Info 2"/>
    <meta:user-defined meta:name="Info 3"/>
    <meta:user-defined meta:name="Info 4"/>
  </office:meta>
</office:document-meta>
</file>